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1cm" draw:marker-start-width="0.381cm" draw:marker-end="Line_20_Arrow" draw:marker-end-width="0.178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000000" draw:textarea-horizontal-align="center" draw:textarea-vertical-align="middle"/>
    </style:style>
    <style:style style:name="gr9" style:family="graphic" style:parent-style-name="standard">
      <style:graphic-properties draw:fill-color="#b3b3b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3.492cm" svg:height="3.654cm" svg:x="2.871cm" svg:y="6.427cm" svg:viewBox="0 0 3493 3655" draw:points="3302,127 233,127 134,99 7,0 0,3521 71,3641 240,3655 3295,3655 3436,3606 3493,3535 3493,43 3429,57 3380,85 3316,127">
          <text:p text:style-name="P2"/>
        </draw:polygon>
        <draw:polygon draw:style-name="gr2" draw:text-style-name="P1" draw:layer="layout" svg:width="4.219cm" svg:height="4.712cm" svg:x="2.504cm" svg:y="5.708cm" svg:viewBox="0 0 4220 4713" draw:points="15,0 0,4212 29,4311 142,4480 276,4607 431,4685 537,4699 3662,4713 3825,4685 3966,4607 4079,4494 4170,4332 4191,4261 4220,14 3860,14 3860,4240 3810,4318 3669,4374 544,4374 424,4332 374,4233 367,4092 367,0 15,7">
          <text:p text:style-name="P2"/>
        </draw:polygon>
        <draw:custom-shape draw:style-name="gr3" draw:text-style-name="P1" draw:layer="layout" svg:width="1.636cm" svg:height="2.025cm" svg:x="3.789cm" svg:y="7.514cm">
          <text:p text:style-name="P2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425cm" svg:y1="8.664cm" svg:x2="3.803cm" svg:y2="8.664cm">
          <text:p text:style-name="P2"/>
        </draw:line>
        <draw:line draw:style-name="gr4" draw:text-style-name="P1" draw:layer="layout" svg:x1="4.607cm" svg:y1="8.678cm" svg:x2="4.607cm" svg:y2="9.518cm">
          <text:p text:style-name="P2"/>
        </draw:line>
        <draw:line draw:style-name="gr4" draw:text-style-name="P1" draw:layer="layout" svg:x1="3.337cm" svg:y1="8.354cm" svg:x2="5.884cm" svg:y2="8.354cm">
          <text:p text:style-name="P2"/>
        </draw:line>
        <draw:frame draw:style-name="gr5" draw:text-style-name="P3" draw:layer="layout" svg:width="0.786cm" svg:height="0.725cm" svg:x="3.803cm" svg:y="8.7cm">
          <draw:text-box>
            <text:p text:style-name="P2"><text:span text:style-name="T1">A</text:span></text:p>
          </draw:text-box>
        </draw:frame>
        <draw:frame draw:style-name="gr5" draw:text-style-name="P3" draw:layer="layout" svg:width="0.786cm" svg:height="0.725cm" svg:x="4.624cm" svg:y="8.701cm">
          <draw:text-box>
            <text:p text:style-name="P2"><text:span text:style-name="T1">B</text:span></text:p>
          </draw:text-box>
        </draw:frame>
        <draw:path draw:style-name="gr6" draw:text-style-name="P1" draw:layer="layout" svg:width="0.556cm" svg:height="1.071cm" svg:x="5.623cm" svg:y="7.86cm" svg:viewBox="0 0 557 1072" svg:d="m155 959c99 71 78 92 78 92l70 21 43-14 141-127 70-247v-310l-56-198-106-120-49-35-43-21-77 28-71 92-28 35c0 0-92 141-85 141s-42 64-42 64">
          <text:p text:style-name="P2"/>
        </draw:path>
        <draw:frame draw:style-name="gr5" draw:text-style-name="P3" draw:layer="layout" svg:width="2.729cm" svg:height="1.673cm" svg:x="6.714cm" svg:y="7.772cm">
          <draw:text-box>
            <text:p text:style-name="P2"><text:span text:style-name="T1">Thermally</text:span></text:p>
            <text:p text:style-name="P2"><text:span text:style-name="T1">insulated</text:span></text:p>
            <text:p text:style-name="P2"><text:span text:style-name="T1">Dewar flask</text:span></text:p>
          </draw:text-box>
        </draw:frame>
        <draw:frame draw:style-name="gr5" draw:text-style-name="P3" draw:layer="layout" svg:width="3.372cm" svg:height="0.725cm" svg:x="6.615cm" svg:y="4.773cm">
          <draw:text-box>
            <text:p text:style-name="P2"><text:span text:style-name="T1">Insulated cover</text:span></text:p>
          </draw:text-box>
        </draw:frame>
        <draw:frame draw:style-name="gr5" draw:text-style-name="P3" draw:layer="layout" svg:width="1.666cm" svg:height="0.725cm" svg:x="2.615cm" svg:y="1.974cm">
          <draw:text-box>
            <text:p text:style-name="P2"><text:span text:style-name="T1">Stirrer</text:span></text:p>
          </draw:text-box>
        </draw:frame>
        <draw:frame draw:style-name="gr5" draw:text-style-name="P3" draw:layer="layout" svg:width="3.046cm" svg:height="0.725cm" svg:x="4.515cm" svg:y="1.975cm">
          <draw:text-box>
            <text:p text:style-name="P2"><text:span text:style-name="T1">Thermometer</text:span></text:p>
          </draw:text-box>
        </draw:frame>
        <draw:g>
          <draw:polygon draw:style-name="gr7" draw:text-style-name="P1" draw:layer="layout" svg:width="0.119cm" svg:height="4.599cm" svg:x="3.386cm" svg:y="2.667cm" svg:viewBox="0 0 120 4600" draw:points="7,0 7,4600 120,4600 120,7 0,7">
            <text:p text:style-name="P2"/>
          </draw:polygon>
          <draw:path draw:style-name="gr2" draw:text-style-name="P1" draw:layer="layout" svg:width="0.31cm" svg:height="0.119cm" svg:x="3.146cm" svg:y="7.289cm" svg:viewBox="0 0 311 120" svg:d="m219 0c-183 7-198 0-198 0l-14 42-7 35 29 43h91 113l50-21 28-43-28-21-43-21z">
            <text:p text:style-name="P2"/>
          </draw:path>
          <draw:path draw:style-name="gr2" draw:text-style-name="P1" draw:layer="layout" svg:width="0.31cm" svg:height="0.119cm" svg:x="3.446cm" svg:y="7.289cm" svg:viewBox="0 0 311 120" svg:d="m92 0c183 7 198 0 198 0l14 42 7 35-29 43h-91-113l-50-21-28-43 28-21 43-21z">
            <text:p text:style-name="P2"/>
          </draw:path>
        </draw:g>
        <draw:g>
          <draw:polygon draw:style-name="gr7" draw:text-style-name="P1" draw:layer="layout" svg:width="0.224cm" svg:height="4.677cm" svg:x="5.842cm" svg:y="2.794cm" svg:viewBox="0 0 225 4678" draw:points="211,4678 0,4678 0,0 225,0 225,4671">
            <text:p text:style-name="P2"/>
          </draw:polygon>
          <draw:path draw:style-name="gr7" draw:text-style-name="P1" draw:layer="layout" svg:width="0.217cm" svg:height="0.076cm" svg:x="5.849cm" svg:y="2.717cm" svg:viewBox="0 0 218 77" svg:d="m0 63c49-49 113-63 113-63l63 14 42 49-183 14z">
            <text:p text:style-name="P2"/>
          </draw:path>
          <draw:line draw:style-name="gr4" draw:text-style-name="P1" draw:layer="layout" svg:x1="5.95cm" svg:y1="3.07cm" svg:x2="6.056cm" svg:y2="3.07cm">
            <text:p text:style-name="P2"/>
          </draw:line>
          <draw:line draw:style-name="gr4" draw:text-style-name="P1" draw:layer="layout" svg:x1="5.95cm" svg:y1="3.17cm" svg:x2="6.056cm" svg:y2="3.17cm">
            <text:p text:style-name="P2"/>
          </draw:line>
          <draw:line draw:style-name="gr4" draw:text-style-name="P1" draw:layer="layout" svg:x1="5.95cm" svg:y1="3.27cm" svg:x2="6.056cm" svg:y2="3.27cm">
            <text:p text:style-name="P2"/>
          </draw:line>
          <draw:line draw:style-name="gr4" draw:text-style-name="P1" draw:layer="layout" svg:x1="5.95cm" svg:y1="3.37cm" svg:x2="6.056cm" svg:y2="3.37cm">
            <text:p text:style-name="P2"/>
          </draw:line>
          <draw:line draw:style-name="gr4" draw:text-style-name="P1" draw:layer="layout" svg:x1="5.95cm" svg:y1="3.47cm" svg:x2="6.056cm" svg:y2="3.47cm">
            <text:p text:style-name="P2"/>
          </draw:line>
          <draw:line draw:style-name="gr4" draw:text-style-name="P1" draw:layer="layout" svg:x1="5.95cm" svg:y1="3.57cm" svg:x2="6.056cm" svg:y2="3.57cm">
            <text:p text:style-name="P2"/>
          </draw:line>
          <draw:line draw:style-name="gr4" draw:text-style-name="P1" draw:layer="layout" svg:x1="5.95cm" svg:y1="3.67cm" svg:x2="6.056cm" svg:y2="3.67cm">
            <text:p text:style-name="P2"/>
          </draw:line>
          <draw:line draw:style-name="gr4" draw:text-style-name="P1" draw:layer="layout" svg:x1="5.95cm" svg:y1="3.77cm" svg:x2="6.056cm" svg:y2="3.77cm">
            <text:p text:style-name="P2"/>
          </draw:line>
          <draw:line draw:style-name="gr4" draw:text-style-name="P1" draw:layer="layout" svg:x1="5.95cm" svg:y1="3.87cm" svg:x2="6.056cm" svg:y2="3.87cm">
            <text:p text:style-name="P2"/>
          </draw:line>
          <draw:line draw:style-name="gr4" draw:text-style-name="P1" draw:layer="layout" svg:x1="5.95cm" svg:y1="3.97cm" svg:x2="6.056cm" svg:y2="3.97cm">
            <text:p text:style-name="P2"/>
          </draw:line>
          <draw:line draw:style-name="gr4" draw:text-style-name="P1" draw:layer="layout" svg:x1="5.95cm" svg:y1="4.07cm" svg:x2="6.056cm" svg:y2="4.07cm">
            <text:p text:style-name="P2"/>
          </draw:line>
          <draw:line draw:style-name="gr4" draw:text-style-name="P1" draw:layer="layout" svg:x1="5.95cm" svg:y1="4.17cm" svg:x2="6.056cm" svg:y2="4.17cm">
            <text:p text:style-name="P2"/>
          </draw:line>
          <draw:line draw:style-name="gr4" draw:text-style-name="P1" draw:layer="layout" svg:x1="5.95cm" svg:y1="4.27cm" svg:x2="6.056cm" svg:y2="4.27cm">
            <text:p text:style-name="P2"/>
          </draw:line>
          <draw:line draw:style-name="gr4" draw:text-style-name="P1" draw:layer="layout" svg:x1="5.95cm" svg:y1="4.37cm" svg:x2="6.056cm" svg:y2="4.37cm">
            <text:p text:style-name="P2"/>
          </draw:line>
          <draw:line draw:style-name="gr4" draw:text-style-name="P1" draw:layer="layout" svg:x1="5.95cm" svg:y1="4.47cm" svg:x2="6.056cm" svg:y2="4.47cm">
            <text:p text:style-name="P2"/>
          </draw:line>
          <draw:line draw:style-name="gr4" draw:text-style-name="P1" draw:layer="layout" svg:x1="5.95cm" svg:y1="4.57cm" svg:x2="6.056cm" svg:y2="4.57cm">
            <text:p text:style-name="P2"/>
          </draw:line>
          <draw:line draw:style-name="gr4" draw:text-style-name="P1" draw:layer="layout" svg:x1="5.95cm" svg:y1="4.67cm" svg:x2="6.056cm" svg:y2="4.67cm">
            <text:p text:style-name="P2"/>
          </draw:line>
          <draw:line draw:style-name="gr4" draw:text-style-name="P1" draw:layer="layout" svg:x1="5.95cm" svg:y1="4.77cm" svg:x2="6.056cm" svg:y2="4.77cm">
            <text:p text:style-name="P2"/>
          </draw:line>
          <draw:line draw:style-name="gr4" draw:text-style-name="P1" draw:layer="layout" svg:x1="5.95cm" svg:y1="4.87cm" svg:x2="6.056cm" svg:y2="4.87cm">
            <text:p text:style-name="P2"/>
          </draw:line>
          <draw:line draw:style-name="gr4" draw:text-style-name="P1" draw:layer="layout" svg:x1="5.95cm" svg:y1="4.97cm" svg:x2="6.056cm" svg:y2="4.97cm">
            <text:p text:style-name="P2"/>
          </draw:line>
          <draw:line draw:style-name="gr4" draw:text-style-name="P1" draw:layer="layout" svg:x1="5.95cm" svg:y1="5.07cm" svg:x2="6.056cm" svg:y2="5.07cm">
            <text:p text:style-name="P2"/>
          </draw:line>
          <draw:line draw:style-name="gr4" draw:text-style-name="P1" draw:layer="layout" svg:x1="5.95cm" svg:y1="5.17cm" svg:x2="6.056cm" svg:y2="5.17cm">
            <text:p text:style-name="P2"/>
          </draw:line>
          <draw:line draw:style-name="gr4" draw:text-style-name="P1" draw:layer="layout" svg:x1="5.95cm" svg:y1="5.27cm" svg:x2="6.056cm" svg:y2="5.27cm">
            <text:p text:style-name="P2"/>
          </draw:line>
          <draw:line draw:style-name="gr4" draw:text-style-name="P1" draw:layer="layout" svg:x1="5.95cm" svg:y1="5.37cm" svg:x2="6.056cm" svg:y2="5.37cm">
            <text:p text:style-name="P2"/>
          </draw:line>
          <draw:line draw:style-name="gr4" draw:text-style-name="P1" draw:layer="layout" svg:x1="5.95cm" svg:y1="5.47cm" svg:x2="6.056cm" svg:y2="5.47cm">
            <text:p text:style-name="P2"/>
          </draw:line>
          <draw:line draw:style-name="gr4" draw:text-style-name="P1" draw:layer="layout" svg:x1="5.95cm" svg:y1="5.57cm" svg:x2="6.056cm" svg:y2="5.57cm">
            <text:p text:style-name="P2"/>
          </draw:line>
          <draw:line draw:style-name="gr4" draw:text-style-name="P1" draw:layer="layout" svg:x1="5.95cm" svg:y1="5.67cm" svg:x2="6.056cm" svg:y2="5.67cm">
            <text:p text:style-name="P2"/>
          </draw:line>
          <draw:line draw:style-name="gr4" draw:text-style-name="P1" draw:layer="layout" svg:x1="5.95cm" svg:y1="5.77cm" svg:x2="6.056cm" svg:y2="5.77cm">
            <text:p text:style-name="P2"/>
          </draw:line>
          <draw:line draw:style-name="gr4" draw:text-style-name="P1" draw:layer="layout" svg:x1="5.95cm" svg:y1="5.87cm" svg:x2="6.056cm" svg:y2="5.87cm">
            <text:p text:style-name="P2"/>
          </draw:line>
          <draw:line draw:style-name="gr4" draw:text-style-name="P1" draw:layer="layout" svg:x1="5.95cm" svg:y1="5.97cm" svg:x2="6.056cm" svg:y2="5.97cm">
            <text:p text:style-name="P2"/>
          </draw:line>
          <draw:line draw:style-name="gr4" draw:text-style-name="P1" draw:layer="layout" svg:x1="5.95cm" svg:y1="6.07cm" svg:x2="6.056cm" svg:y2="6.07cm">
            <text:p text:style-name="P2"/>
          </draw:line>
          <draw:line draw:style-name="gr4" draw:text-style-name="P1" draw:layer="layout" svg:x1="5.95cm" svg:y1="6.17cm" svg:x2="6.056cm" svg:y2="6.17cm">
            <text:p text:style-name="P2"/>
          </draw:line>
          <draw:line draw:style-name="gr4" draw:text-style-name="P1" draw:layer="layout" svg:x1="5.95cm" svg:y1="6.27cm" svg:x2="6.056cm" svg:y2="6.27cm">
            <text:p text:style-name="P2"/>
          </draw:line>
          <draw:line draw:style-name="gr4" draw:text-style-name="P1" draw:layer="layout" svg:x1="5.95cm" svg:y1="6.37cm" svg:x2="6.056cm" svg:y2="6.37cm">
            <text:p text:style-name="P2"/>
          </draw:line>
          <draw:line draw:style-name="gr4" draw:text-style-name="P1" draw:layer="layout" svg:x1="5.95cm" svg:y1="6.47cm" svg:x2="6.056cm" svg:y2="6.47cm">
            <text:p text:style-name="P2"/>
          </draw:line>
          <draw:line draw:style-name="gr4" draw:text-style-name="P1" draw:layer="layout" svg:x1="5.95cm" svg:y1="6.57cm" svg:x2="6.056cm" svg:y2="6.57cm">
            <text:p text:style-name="P2"/>
          </draw:line>
          <draw:line draw:style-name="gr4" draw:text-style-name="P1" draw:layer="layout" svg:x1="5.95cm" svg:y1="6.67cm" svg:x2="6.056cm" svg:y2="6.67cm">
            <text:p text:style-name="P2"/>
          </draw:line>
          <draw:line draw:style-name="gr4" draw:text-style-name="P1" draw:layer="layout" svg:x1="5.95cm" svg:y1="6.77cm" svg:x2="6.056cm" svg:y2="6.77cm">
            <text:p text:style-name="P2"/>
          </draw:line>
          <draw:line draw:style-name="gr4" draw:text-style-name="P1" draw:layer="layout" svg:x1="5.95cm" svg:y1="6.87cm" svg:x2="6.056cm" svg:y2="6.87cm">
            <text:p text:style-name="P2"/>
          </draw:line>
          <draw:line draw:style-name="gr4" draw:text-style-name="P1" draw:layer="layout" svg:x1="5.95cm" svg:y1="6.97cm" svg:x2="6.056cm" svg:y2="6.97cm">
            <text:p text:style-name="P2"/>
          </draw:line>
          <draw:rect draw:style-name="gr8" draw:text-style-name="P1" draw:layer="layout" svg:width="0.218cm" svg:height="0.346cm" svg:x="5.842cm" svg:y="7.112cm">
            <text:p text:style-name="P2"/>
          </draw:rect>
        </draw:g>
        <draw:polygon draw:style-name="gr9" draw:text-style-name="P1" draw:layer="layout" svg:width="4.19cm" svg:height="0.733cm" svg:x="2.533cm" svg:y="4.917cm" svg:viewBox="0 0 4191 734" draw:points="0,0 4191,0 4191,14 4191,360 3683,360 3683,734 515,734 515,346 14,346 14,0">
          <text:p text:style-name="P2"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07T08:48:12</meta:creation-date>
    <dc:creator>Jussi Eloranta</dc:creator>
    <dc:date>2008-05-07T16:33:25</dc:date>
    <meta:editing-cycles>11</meta:editing-cycles>
    <meta:editing-duration>PT31M32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